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1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torn</text:p>
      <text:p text:style-name="P4">Paper size (letter or legal size)<text:tab/><text:tab/></text:p>
      <text:p text:style-name="P4">Number of Pages<text:tab/><text:tab/><text:tab/><text:tab/>3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There is a hole in the middle of the sheet of paper, causing text from each of the three pages to be missing.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Gentlemen/</text:p>
      <text:p text:style-name="P2">No<text:span text:style-name="T1">w</text:span> one, can more than myself, deplore/ the schism which <text:span text:style-name="T1">separates</text:span> divides Israel into two/ [...] camps, and when indiscretion proclaims/ [...] before the world, unfeigned sorrow/ [...]ges my heart. <text:s/>Therefore I conceive that/ your correspondent "J N" has done me great/ injustice in his allusion to the article which/ you republished from the Phila Sunday Dispatch./ <text:s/>In inditing that &amp; the one which followed it, my/ intention was not "to publish our shame" but/ to disabuse the mind of the Christian public,/ which the illiberal strictures of "An Israelite"/ might have poisoned. <text:s/>I have not forgotten/ &amp; trust I shall <text:span text:style-name="T3">never</text:span><text:span text:style-name="T4"> "forget my vocation by/ battling for shadows &amp; neglecting the substance"/</text:span></text:p>
      <text:p text:style-name="P5"/>
      <text:p text:style-name="P5">[Page 2]</text:p>
      <text:p text:style-name="P2"><text:span text:style-name="T4">while in the discharge of my official duties,/ I allow my convictions alone to dictate to me/ the instruction I should import to my brethren/ I do not question the right of any ma[...]/ openness widely different from [...]/ entertain. <text:s/>And whether the Biblical [...]/-tion of forbearing to near "the corners of the/ beard" be deemed "the shadow" &amp; the Rabbinical/ sanction of reciting the "Shemang" in any lan-/-guage "the substance," or viceversa[sic!], I avoid/ altogether discussing those &amp; similar religious/ </text:span><text:soft-page-break/><text:span text:style-name="T4">topics. <text:s/>I know full well my inability/ to cause a sincere reconciliation between </text:span><text:span text:style-name="T2">the</text:span><text:span text:style-name="T4">/ such who aim at the overthrow of Mosaism,/ &amp; those that will not relinquish practices/ unsupported even by Talmudical </text:span><text:span text:style-name="T4">authority,/</text:span></text:p>
      <text:p text:style-name="P5"/>
      <text:p text:style-name="P5">[Page 3]</text:p>
      <text:p text:style-name="P5">&amp; consequently prefer silence [Hebrew]/ [Hebrew]./</text:p>
      <text:p text:style-name="P2"><text:span text:style-name="T4">The caption placed at the head of my remarks,/ [...] from the Editors of S D. <text:s/>If/ [...] serves me, the appellation/ of Protestant Jews" in reference to the/ Reformers does not at all occur on them;/ for, however the latter may so style them-/-selves, I judge the term inappropriate./ <text:s/>In conclusion, I would respectfully ask/ of "JN" to peruse again </text:span><text:span text:style-name="T2">the</text:span><text:span text:style-name="T4"> both my letters,/ &amp; see whether I ought to be numbered among/ them whose disposition is "to dispute, qualler[sic?]/ etc/ <text:s/>yours with due regard/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2:24:40.12</meta:creation-date>
    <dc:date>2012-02-29T13:05:03.82</dc:date>
    <dc:creator>Penn Libraries</dc:creator>
    <meta:editing-duration>PT00H15M44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517" meta:character-count="3406"/>
  </office:meta>
</office:document-meta>
</file>